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2.66mm"/>
    </style:style>
    <style:style style:name="co2" style:family="table-column">
      <style:table-column-properties fo:break-before="auto" style:column-width="11.57mm"/>
    </style:style>
    <style:style style:name="co3" style:family="table-column">
      <style:table-column-properties fo:break-before="auto" style:column-width="13.53mm"/>
    </style:style>
    <style:style style:name="co4" style:family="table-column">
      <style:table-column-properties fo:break-before="auto" style:column-width="4.82mm"/>
    </style:style>
    <style:style style:name="co5" style:family="table-column">
      <style:table-column-properties fo:break-before="auto" style:column-width="9.61mm"/>
    </style:style>
    <style:style style:name="co6" style:family="table-column">
      <style:table-column-properties fo:break-before="auto" style:column-width="35.1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1.0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em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Uou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phi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tanphi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.985" calcext:value-type="float">
            <text:p>6.985</text:p>
          </table:table-cell>
          <table:table-cell office:value-type="float" office:value="6.632" calcext:value-type="float">
            <text:p>6.6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49463135289907" calcext:value-type="float">
            <text:p>0.949463135289907</text:p>
          </table:table-cell>
          <table:table-cell office:value-type="float" office:value="0" calcext:value-type="float">
            <text:p>0</text:p>
          </table:table-cell>
          <table:table-cell table:formula="of:=0.1*SQRT(1/((1-[.E2]^2/[.D2]^2)*[.D2]^2+[.E2]^2/((1-[.E2]^2/[.D2]^2)*[.D2]^4)))" office:value-type="float" office:value="0.0142857142857143" calcext:value-type="float">
            <text:p>0.014285714285714</text:p>
          </table:table-cell>
          <table:table-cell table:formula="of:=(0.005/[.B2]+0.005/[.C2])*[.F2]" office:value-type="float" office:value="0.00139546394795269" calcext:value-type="float">
            <text:p>0.001395463947953</text:p>
          </table:table-cell>
          <table:table-cell table:formula="of:=TAN([.G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.964" calcext:value-type="float">
            <text:p>6.964</text:p>
          </table:table-cell>
          <table:table-cell office:value-type="float" office:value="6.614" calcext:value-type="float">
            <text:p>6.6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49741527857553" calcext:value-type="float">
            <text:p>0.949741527857553</text:p>
          </table:table-cell>
          <table:table-cell office:value-type="float" office:value="0" calcext:value-type="float">
            <text:p>0</text:p>
          </table:table-cell>
          <table:table-cell table:formula="of:=0.1*SQRT(1/((1-[.E3]^2/[.D3]^2)*[.D3]^2+[.E3]^2/((1-[.E3]^2/[.D3]^2)*[.D3]^4)))" office:value-type="float" office:value="0.0142857142857143" calcext:value-type="float">
            <text:p>0.014285714285714</text:p>
          </table:table-cell>
          <table:table-cell table:formula="of:=(0.005/[.B3]+0.005/[.C3])*[.F3]" office:value-type="float" office:value="0.00139987186089715" calcext:value-type="float">
            <text:p>0.001399871860897</text:p>
          </table:table-cell>
          <table:table-cell table:formula="of:=TAN([.G3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7.021" calcext:value-type="float">
            <text:p>7.021</text:p>
          </table:table-cell>
          <table:table-cell office:value-type="float" office:value="6.666" calcext:value-type="float">
            <text:p>6.666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949437402079476" calcext:value-type="float">
            <text:p>0.949437402079476</text:p>
          </table:table-cell>
          <table:table-cell table:formula="of:=ASIN([.E4]/[.D4])" office:value-type="float" office:value="0.057174001080663" calcext:value-type="float">
            <text:p>0.057174001080663</text:p>
          </table:table-cell>
          <table:table-cell table:formula="of:=0.1*SQRT(1/((1-[.E4]^2/[.D4]^2)*[.D4]^2+[.E4]^2/((1-[.E4]^2/[.D4]^2)*[.D4]^4)))" office:value-type="float" office:value="0.0143090853819338" calcext:value-type="float">
            <text:p>0.014309085381934</text:p>
          </table:table-cell>
          <table:table-cell table:formula="of:=(0.005/[.B4]+0.005/[.C4])*[.F4]" office:value-type="float" office:value="0.00138829041595177" calcext:value-type="float">
            <text:p>0.001388290415952</text:p>
          </table:table-cell>
          <table:table-cell table:formula="of:=TAN([.G4])" office:value-type="float" office:value="0.0572363807032142" calcext:value-type="float">
            <text:p>0.057236380703214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6.98" calcext:value-type="float">
            <text:p>6.98</text:p>
          </table:table-cell>
          <table:table-cell office:value-type="float" office:value="6.619" calcext:value-type="float">
            <text:p>6.61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948280802292264" calcext:value-type="float">
            <text:p>0.948280802292264</text:p>
          </table:table-cell>
          <table:table-cell table:formula="of:=ASIN([.E5]/[.D5])" office:value-type="float" office:value="0.0714894498855205" calcext:value-type="float">
            <text:p>0.071489449885521</text:p>
          </table:table-cell>
          <table:table-cell table:formula="of:=0.1*SQRT(1/((1-[.E5]^2/[.D5]^2)*[.D5]^2+[.E5]^2/((1-[.E5]^2/[.D5]^2)*[.D5]^4)))" office:value-type="float" office:value="0.0143222821071495" calcext:value-type="float">
            <text:p>0.01432228210715</text:p>
          </table:table-cell>
          <table:table-cell table:formula="of:=(0.005/[.B5]+0.005/[.C5])*[.F5]" office:value-type="float" office:value="0.0013956166205532" calcext:value-type="float">
            <text:p>0.001395616620553</text:p>
          </table:table-cell>
          <table:table-cell table:formula="of:=TAN([.G5])" office:value-type="float" office:value="0.0716114874039433" calcext:value-type="float">
            <text:p>0.071611487403943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6.951" calcext:value-type="float">
            <text:p>6.951</text:p>
          </table:table-cell>
          <table:table-cell office:value-type="float" office:value="6.584" calcext:value-type="float">
            <text:p>6.584</text:p>
          </table:table-cell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94720184146166" calcext:value-type="float">
            <text:p>0.94720184146166</text:p>
          </table:table-cell>
          <table:table-cell table:formula="of:=ASIN([.E6]/[.D6])" office:value-type="float" office:value="0.107348916101869" calcext:value-type="float">
            <text:p>0.107348916101869</text:p>
          </table:table-cell>
          <table:table-cell table:formula="of:=0.1*SQRT(1/((1-[.E6]^2/[.D6]^2)*[.D6]^2+[.E6]^2/((1-[.E6]^2/[.D6]^2)*[.D6]^4)))" office:value-type="float" office:value="0.0143683890109094" calcext:value-type="float">
            <text:p>0.01436838901091</text:p>
          </table:table-cell>
          <table:table-cell table:formula="of:=(0.005/[.B6]+0.005/[.C6])*[.F6]" office:value-type="float" office:value="0.0014006630998861" calcext:value-type="float">
            <text:p>0.001400663099886</text:p>
          </table:table-cell>
          <table:table-cell table:formula="of:=TAN([.G6])" office:value-type="float" office:value="0.107763181216065" calcext:value-type="float">
            <text:p>0.107763181216065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6.99" calcext:value-type="float">
            <text:p>6.99</text:p>
          </table:table-cell>
          <table:table-cell office:value-type="float" office:value="6.549" calcext:value-type="float">
            <text:p>6.549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936909871244635" calcext:value-type="float">
            <text:p>0.936909871244635</text:p>
          </table:table-cell>
          <table:table-cell table:formula="of:=ASIN([.E7]/[.D7])" office:value-type="float" office:value="0.128928317217763" calcext:value-type="float">
            <text:p>0.128928317217763</text:p>
          </table:table-cell>
          <table:table-cell table:formula="of:=0.1*SQRT(1/((1-[.E7]^2/[.D7]^2)*[.D7]^2+[.E7]^2/((1-[.E7]^2/[.D7]^2)*[.D7]^4)))" office:value-type="float" office:value="0.0144052231783649" calcext:value-type="float">
            <text:p>0.014405223178365</text:p>
          </table:table-cell>
          <table:table-cell table:formula="of:=(0.005/[.B7]+0.005/[.C7])*[.F7]" office:value-type="float" office:value="0.00138548631705625" calcext:value-type="float">
            <text:p>0.001385486317056</text:p>
          </table:table-cell>
          <table:table-cell table:formula="of:=TAN([.G7])" office:value-type="float" office:value="0.129647470036337" calcext:value-type="float">
            <text:p>0.129647470036337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7.075" calcext:value-type="float">
            <text:p>7.075</text:p>
          </table:table-cell>
          <table:table-cell office:value-type="float" office:value="6.654" calcext:value-type="float">
            <text:p>6.654</text:p>
          </table:table-cell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.3</text:p>
          </table:table-cell>
          <table:table-cell office:value-type="float" office:value="0.940494699646643" calcext:value-type="float">
            <text:p>0.940494699646643</text:p>
          </table:table-cell>
          <table:table-cell table:formula="of:=ASIN([.E8]/[.D8])" office:value-type="float" office:value="0.186798744034642" calcext:value-type="float">
            <text:p>0.186798744034642</text:p>
          </table:table-cell>
          <table:table-cell table:formula="of:=0.1*SQRT(1/((1-[.E8]^2/[.D8]^2)*[.D8]^2+[.E8]^2/((1-[.E8]^2/[.D8]^2)*[.D8]^4)))" office:value-type="float" office:value="0.0145385193863237" calcext:value-type="float">
            <text:p>0.014538519386324</text:p>
          </table:table-cell>
          <table:table-cell table:formula="of:=(0.005/[.B8]+0.005/[.C8])*[.F8]" office:value-type="float" office:value="0.00137137434604003" calcext:value-type="float">
            <text:p>0.00137137434604</text:p>
          </table:table-cell>
          <table:table-cell table:formula="of:=TAN([.G8])" office:value-type="float" office:value="0.189002208207338" calcext:value-type="float">
            <text:p>0.189002208207338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7.077" calcext:value-type="float">
            <text:p>7.077</text:p>
          </table:table-cell>
          <table:table-cell office:value-type="float" office:value="6.616" calcext:value-type="float">
            <text:p>6.616</text:p>
          </table:table-cell>
          <table:table-cell office:value-type="float" office:value="7" calcext:value-type="float">
            <text:p>7</text:p>
          </table:table-cell>
          <table:table-cell office:value-type="float" office:value="1.9" calcext:value-type="float">
            <text:p>1.9</text:p>
          </table:table-cell>
          <table:table-cell office:value-type="float" office:value="0.934859403702134" calcext:value-type="float">
            <text:p>0.934859403702134</text:p>
          </table:table-cell>
          <table:table-cell table:formula="of:=ASIN([.E9]/[.D9])" office:value-type="float" office:value="0.274877015403868" calcext:value-type="float">
            <text:p>0.274877015403868</text:p>
          </table:table-cell>
          <table:table-cell table:formula="of:=0.1*SQRT(1/((1-[.E9]^2/[.D9]^2)*[.D9]^2+[.E9]^2/((1-[.E9]^2/[.D9]^2)*[.D9]^4)))" office:value-type="float" office:value="0.0148426738243397" calcext:value-type="float">
            <text:p>0.01484267382434</text:p>
          </table:table-cell>
          <table:table-cell table:formula="of:=(0.005/[.B9]+0.005/[.C9])*[.F9]" office:value-type="float" office:value="0.00136700537212246" calcext:value-type="float">
            <text:p>0.001367005372122</text:p>
          </table:table-cell>
          <table:table-cell table:formula="of:=TAN([.G9])" office:value-type="float" office:value="0.282015844892115" calcext:value-type="float">
            <text:p>0.282015844892115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7.033" calcext:value-type="float">
            <text:p>7.033</text:p>
          </table:table-cell>
          <table:table-cell office:value-type="float" office:value="6.482" calcext:value-type="float">
            <text:p>6.482</text:p>
          </table:table-cell>
          <table:table-cell office:value-type="float" office:value="7" calcext:value-type="float">
            <text:p>7</text:p>
          </table:table-cell>
          <table:table-cell office:value-type="float" office:value="2.7" calcext:value-type="float">
            <text:p>2.7</text:p>
          </table:table-cell>
          <table:table-cell office:value-type="float" office:value="0.921655054741931" calcext:value-type="float">
            <text:p>0.921655054741931</text:p>
          </table:table-cell>
          <table:table-cell table:formula="of:=ASIN([.E10]/[.D10])" office:value-type="float" office:value="0.395981891575289" calcext:value-type="float">
            <text:p>0.395981891575289</text:p>
          </table:table-cell>
          <table:table-cell table:formula="of:=0.1*SQRT(1/((1-[.E10]^2/[.D10]^2)*[.D10]^2+[.E10]^2/((1-[.E10]^2/[.D10]^2)*[.D10]^4)))" office:value-type="float" office:value="0.015483221834486" calcext:value-type="float">
            <text:p>0.015483221834486</text:p>
          </table:table-cell>
          <table:table-cell table:formula="of:=(0.005/[.B10]+0.005/[.C10])*[.F10]" office:value-type="float" office:value="0.00136617023655761" calcext:value-type="float">
            <text:p>0.001366170236558</text:p>
          </table:table-cell>
          <table:table-cell table:formula="of:=TAN([.G10])" office:value-type="float" office:value="0.418064864154038" calcext:value-type="float">
            <text:p>0.418064864154038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7.079" calcext:value-type="float">
            <text:p>7.079</text:p>
          </table:table-cell>
          <table:table-cell office:value-type="float" office:value="6.111" calcext:value-type="float">
            <text:p>6.1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863257522248905" calcext:value-type="float">
            <text:p>0.863257522248905</text:p>
          </table:table-cell>
          <table:table-cell table:formula="of:=ASIN([.E11]/[.D11])" office:value-type="float" office:value="0.60824557891021" calcext:value-type="float">
            <text:p>0.60824557891021</text:p>
          </table:table-cell>
          <table:table-cell table:formula="of:=0.1*SQRT(1/((1-[.E11]^2/[.D11]^2)*[.D11]^2+[.E11]^2/((1-[.E11]^2/[.D11]^2)*[.D11]^4)))" office:value-type="float" office:value="0.0174051563713263" calcext:value-type="float">
            <text:p>0.017405156371326</text:p>
          </table:table-cell>
          <table:table-cell table:formula="of:=(0.005/[.B11]+0.005/[.C11])*[.F11]" office:value-type="float" office:value="0.00131604571425972" calcext:value-type="float">
            <text:p>0.00131604571426</text:p>
          </table:table-cell>
          <table:table-cell table:formula="of:=TAN([.G11])" office:value-type="float" office:value="0.696310623822791" calcext:value-type="float">
            <text:p>0.696310623822791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7.164" calcext:value-type="float">
            <text:p>7.164</text:p>
          </table:table-cell>
          <table:table-cell office:value-type="float" office:value="4.577" calcext:value-type="float">
            <text:p>4.577</text:p>
          </table:table-cell>
          <table:table-cell office:value-type="float" office:value="7" calcext:value-type="float">
            <text:p>7</text:p>
          </table:table-cell>
          <table:table-cell office:value-type="float" office:value="6.2" calcext:value-type="float">
            <text:p>6.2</text:p>
          </table:table-cell>
          <table:table-cell office:value-type="float" office:value="0.638888888888889" calcext:value-type="float">
            <text:p>0.638888888888889</text:p>
          </table:table-cell>
          <table:table-cell table:formula="of:=ASIN([.E12]/[.D12])" office:value-type="float" office:value="1.08803040346916" calcext:value-type="float">
            <text:p>1.08803040346916</text:p>
          </table:table-cell>
          <table:table-cell table:formula="of:=0.1*SQRT(1/((1-[.E12]^2/[.D12]^2)*[.D12]^2+[.E12]^2/((1-[.E12]^2/[.D12]^2)*[.D12]^4)))" office:value-type="float" office:value="0.0306651981016029" calcext:value-type="float">
            <text:p>0.030665198101603</text:p>
          </table:table-cell>
          <table:table-cell table:formula="of:=(0.005/[.B12]+0.005/[.C12])*[.F12]" office:value-type="float" office:value="0.00114383646628203" calcext:value-type="float">
            <text:p>0.001143836466282</text:p>
          </table:table-cell>
          <table:table-cell table:formula="of:=TAN([.G12])" office:value-type="float" office:value="1.90791811017966" calcext:value-type="float">
            <text:p>1.90791811017966</text:p>
          </table:table-cell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6.892" calcext:value-type="float">
            <text:p>6.892</text:p>
          </table:table-cell>
          <table:table-cell office:value-type="float" office:value="3.0376" calcext:value-type="float">
            <text:p>3.0376</text:p>
          </table:table-cell>
          <table:table-cell office:value-type="float" office:value="7" calcext:value-type="float">
            <text:p>7</text:p>
          </table:table-cell>
          <table:table-cell office:value-type="float" office:value="6.8" calcext:value-type="float">
            <text:p>6.8</text:p>
          </table:table-cell>
          <table:table-cell office:value-type="float" office:value="0.440742890307603" calcext:value-type="float">
            <text:p>0.440742890307603</text:p>
          </table:table-cell>
          <table:table-cell table:formula="of:=ASIN([.E13]/[.D13])" office:value-type="float" office:value="1.33117775816581" calcext:value-type="float">
            <text:p>1.33117775816581</text:p>
          </table:table-cell>
          <table:table-cell table:formula="of:=0.1*SQRT(1/((1-[.E13]^2/[.D13]^2)*[.D13]^2+[.E13]^2/((1-[.E13]^2/[.D13]^2)*[.D13]^4)))" office:value-type="float" office:value="0.0567786884181225" calcext:value-type="float">
            <text:p>0.056778688418123</text:p>
          </table:table-cell>
          <table:table-cell table:formula="of:=(0.005/[.B13]+0.005/[.C13])*[.F13]" office:value-type="float" office:value="0.00104522844624754" calcext:value-type="float">
            <text:p>0.001045228446248</text:p>
          </table:table-cell>
          <table:table-cell table:formula="of:=TAN([.G13])" office:value-type="float" office:value="4.09311900491615" calcext:value-type="float">
            <text:p>4.09311900491615</text:p>
          </table:table-cell>
        </table:table-row>
        <table:table-row table:style-name="ro2">
          <table:table-cell office:value-type="float" office:value="13600" calcext:value-type="float">
            <text:p>13600</text:p>
          </table:table-cell>
          <table:table-cell office:value-type="float" office:value="7.317" calcext:value-type="float">
            <text:p>7.317</text:p>
          </table:table-cell>
          <table:table-cell office:value-type="float" office:value="3.3717" calcext:value-type="float">
            <text:p>3.3717</text:p>
          </table:table-cell>
          <table:table-cell office:value-type="float" office:value="7" calcext:value-type="float">
            <text:p>7</text:p>
          </table:table-cell>
          <table:table-cell office:value-type="float" office:value="6.9" calcext:value-type="float">
            <text:p>6.9</text:p>
          </table:table-cell>
          <table:table-cell office:value-type="float" office:value="0.46080360803608" calcext:value-type="float">
            <text:p>0.46080360803608</text:p>
          </table:table-cell>
          <table:table-cell table:formula="of:=ASIN([.E14]/[.D14])" office:value-type="float" office:value="1.40156359908052" calcext:value-type="float">
            <text:p>1.40156359908052</text:p>
          </table:table-cell>
          <table:table-cell table:formula="of:=0.1*SQRT(1/((1-[.E14]^2/[.D14]^2)*[.D14]^2+[.E14]^2/((1-[.E14]^2/[.D14]^2)*[.D14]^4)))" office:value-type="float" office:value="0.0691877306394926" calcext:value-type="float">
            <text:p>0.069187730639493</text:p>
          </table:table-cell>
          <table:table-cell table:formula="of:=(0.005/[.B14]+0.005/[.C14])*[.F14]" office:value-type="float" office:value="0.000998225781082465" calcext:value-type="float">
            <text:p>0.000998225781082</text:p>
          </table:table-cell>
          <table:table-cell table:formula="of:=TAN([.G14])" office:value-type="float" office:value="5.85250361479181" calcext:value-type="float">
            <text:p>5.852503614791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5T18:08:06.500107075</dc:date>
    <meta:editing-duration>PT5M10S</meta:editing-duration>
    <meta:editing-cycles>3</meta:editing-cycles>
    <meta:generator>LibreOffice/5.3.6.1$Linux_X86_64 LibreOffice_project/30m0$Build-1</meta:generator>
    <meta:document-statistic meta:table-count="1" meta:cell-count="140" meta:object-count="0"/>
  </office:meta>
</office:document-meta>
</file>